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true" fo:min-height="1.192cm" fo:min-width="3.422cm"/>
    </style:style>
    <style:style style:name="gr3" style:family="graphic" style:parent-style-name="standard">
      <style:graphic-properties draw:textarea-horizontal-align="justify" draw:textarea-vertical-align="middle" draw:auto-grow-height="true" fo:min-height="1.182cm" fo:min-width="2.131cm"/>
    </style:style>
    <style:style style:name="gr4" style:family="graphic" style:parent-style-name="standard">
      <style:graphic-properties draw:textarea-horizontal-align="justify" draw:textarea-vertical-align="middle" draw:auto-grow-height="true" fo:min-height="0.911cm" fo:min-width="2.348cm"/>
    </style:style>
    <style:style style:name="gr5" style:family="graphic" style:parent-style-name="standard">
      <style:graphic-properties draw:textarea-horizontal-align="justify" draw:textarea-vertical-align="middle" draw:auto-grow-height="true" fo:min-height="0.946cm" fo:min-width="3.519cm"/>
    </style:style>
    <style:style style:name="P1" style:family="paragraph">
      <style:paragraph-properties fo:text-align="center"/>
      <style:text-properties fo:font-size="12pt" style:font-size-asian="18pt" style:font-weight-asian="normal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58cm" svg:height="0.853cm" svg:x="10.7cm" svg:y="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4.33cm" svg:height="2.418cm" svg:x="1.17cm" svg:y="1.082cm">
          <text:p text:style-name="P1">(1) Simulation Script</text:p>
          <text:p text:style-name="P1">(default parameters)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0.7cm" svg:height="0.84cm" svg:x="5.5cm" svg:y="1.66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3.238cm" svg:height="2.402cm" svg:x="6.262cm" svg:y="1cm">
          <text:p text:style-name="P1">(2) Simulation </text:p>
          <text:p text:style-name="P1">parameter file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4" draw:text-style-name="P1" draw:layer="layout" svg:width="3.238cm" svg:height="2.011cm" svg:x="10.562cm" svg:y="1cm">
          <text:p text:style-name="P1">(3) Command-</text:p>
          <text:p text:style-name="P1">line settings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1cm" svg:height="0.84cm" svg:x="9.5cm" svg:y="1.66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4.182cm" svg:height="2.009cm" svg:x="8.418cm" svg:y="3.891cm">
          <text:p text:style-name="P1">(4) Process module</text:p>
          <text:p text:style-name="P1">parameter windows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r. O'Mard</meta:initial-creator>
    <meta:creation-date>2011-08-24T16:48:04</meta:creation-date>
    <dc:date>2011-08-24T20:44:14</dc:date>
    <dc:creator>Dr. O'Mard</dc:creator>
    <meta:editing-duration>PT3H34M1S</meta:editing-duration>
    <meta:editing-cycles>7</meta:editing-cycles>
    <meta:generator>LibreOffice/3.3$Unix LibreOffice_project/330m19$Build-301</meta:generator>
    <meta:document-statistic meta:object-count="7"/>
  </office:meta>
</office:document-meta>
</file>